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3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</style:style>
    <style:style style:name="T3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33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34" style:parent-style-name="Normal" style:family="paragraph">
      <style:paragraph-properties fo:margin-bottom="0in" fo:line-height="100%"/>
    </style:style>
    <style:style style:name="T3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36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37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0" style:parent-style-name="Normal" style:family="paragraph">
      <style:paragraph-properties fo:margin-bottom="0in" fo:line-height="100%"/>
    </style:style>
    <style:style style:name="T81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82" style:parent-style-name="Policepardéfaut" style:family="text">
      <style:text-properties style:font-name="Arial" style:font-name-complex="Arial" fo:color="#70AD47" fo:font-size="10pt" style:font-size-asian="10pt" style:font-size-complex="10pt" fo:language="en" fo:country="US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T106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5" style:parent-style-name="Normal" style:family="paragraph">
      <style:paragraph-properties fo:margin-bottom="0in" fo:line-height="100%"/>
    </style:style>
    <style:style style:name="T116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11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18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119" style:parent-style-name="Normal" style:family="paragraph">
      <style:paragraph-properties fo:margin-bottom="0in" fo:line-height="100%"/>
    </style:style>
    <style:style style:name="T12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21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8" style:parent-style-name="Normal" style:family="paragraph">
      <style:text-properties style:font-name="Arial" style:font-name-complex="Arial" fo:font-size="10pt" style:font-size-asian="10pt" style:font-size-complex="10pt" fo:language="en" fo:country="US"/>
    </style:style>
  </office:automatic-styles>
  <office:body>
    <office:text text:use-soft-page-breaks="true">
      <text:p text:style-name="P1">1 – Interruption :<text:s/>Vérifié en simulation, pas en réel.</text:p>
      <text:p text:style-name="P2"/>
      <text:p text:style-name="P3">2 – PWM-ADC : Vérifié en simulation et en réel.</text:p>
      <text:p text:style-name="P4"/>
      <text:p text:style-name="P5">Pour la PWM seule, j’observe bien une période de 20 microsecondes<text:s/>(cela correspond bien à une fréquence de 50khz pour la PWM).</text:p>
      <text:p text:style-name="P6"/>
      <text:p text:style-name="P7">Pour la combinaison PWM-ADC, le rapport cyclique de la PWM est calculé en<text:s/>fonction de la valeur de l’ADC :</text:p>
      <text:p text:style-name="P8"/>
      <text:p text:style-name="P9">-Lorsque je fixe la valeur de l’ADC<text:s/>de<text:s/>0<text:s/>à 0,066V, le rapport cyclique est bien à 2%<text:s/>et j’observe bien une fenêtre de 0,4 microseconde.</text:p>
      <text:p text:style-name="P10"/>
      <text:p text:style-name="P11">-Lorsque je fixe la valeur de l’ADC à 0,825V, le rapport cyclique est bien à 25%<text:s/>et<text:s/>j’observe<text:s/>bien<text:s/>une fenêtre de<text:s/>5<text:s/>microsecondes.</text:p>
      <text:p text:style-name="P12"/>
      <text:p text:style-name="P13">-Lorsque je fixe la valeur de l’ADC à 1,65V, le rapport cyclique est bien à 50%<text:s/>et j’observe bien une fenêtre de 10<text:s/>microsecondes.</text:p>
      <text:p text:style-name="P14"/>
      <text:p text:style-name="P15">-Lorsque je fixe la valeur de<text:s/>l’ADC à 2,475V, le rapport cyclique est bien à 75%<text:s/>et<text:s/>j’observe<text:s/>bien<text:s/>une fenêtre de 15<text:s/>microsecondes.</text:p>
      <text:p text:style-name="P16"/>
      <text:p text:style-name="P17">-Lorsque je fixe la valeur de l’ADC à 3,3V, le rapport cyclique est bien à 98%<text:s/>et j’observe bien une fenêtre de 19,6 microsecondes.</text:p>
      <text:p text:style-name="P18"/>
      <text:p text:style-name="P19">La PWM « complémentaire » (celle dont le rapport cyclique est complémentaire à celui de la première PWM) fonctionne<text:s/>aussi bien.</text:p>
      <text:p text:style-name="P20"/>
      <text:p text:style-name="P21">Le Prescaler me posait problème car je n’observais pas les bonnes fenêtres (4 microsecondes au lieu de 5 microsecondes pour une valeur de l’ADC à 0,825V, par exemple). J’ai donc mis le Prescaler à 0.</text:p>
      <text:p text:style-name="P22"/>
      <text:p text:style-name="P23">COUCHE DRIVER</text:p>
      <text:p text:style-name="P24"/>
      <text:p text:style-name="P25">Module GPIO</text:p>
      <text:p text:style-name="P26"/>
      <text:p text:style-name="P27">typedef struct{</text:p>
      <text:p text:style-name="P28"><text:span text:style-name="T29"><text:tab/></text:span><text:span text:style-name="T30">GPIO_TypeDef * GPIO;</text:span></text:p>
      <text:p text:style-name="P31"><text:span text:style-name="T32"><text:tab/>char GPIO_pin;<text:s/></text:span><text:span text:style-name="T33">// Numéro de 0 à 15</text:span></text:p>
      <text:p text:style-name="P34"><text:span text:style-name="T35"><text:tab/></text:span><text:span text:style-name="T36">char<text:s/></text:span><text:span text:style-name="T37">GPIO_conf;</text:span></text:p>
      <text:p text:style-name="P38">} ourGPIO_struct;</text:p>
      <text:p text:style-name="P39">// Structure contenant un GPIO, le numéro du pin du GPIO et la configuration du GPIO</text:p>
      <text:p text:style-name="P40"/>
      <text:p text:style-name="P41">#define in_Floating 0x04</text:p>
      <text:p text:style-name="P42">#define in_PullDown 0x08</text:p>
      <text:p text:style-name="P43">#define in_PullUp 0x15</text:p>
      <text:p text:style-name="P44">// Tableau 20 : Les modes de configuration Input pull-down et Input<text:s/>pull-up</text:p>
      <text:p text:style-name="P45">// correspondent tous les deux à l'entier 0b1000 (chaque bit étant</text:p>
      <text:p text:style-name="P46">// respectivement affecté aux registres : CNF1, CNF0, MODE1, MODE0),</text:p>
      <text:p text:style-name="P47">// on met donc temporairement Pull-up à 15 et on le configurera correctement (à 8)</text:p>
      <text:p text:style-name="P48">// lorsque l'on en aura<text:s/>besoin. La différence entre Pull-down et Pull-up<text:s/></text:p>
      <text:p text:style-name="P49">// se jouera au niveau du registre PxODR.</text:p>
      <text:p text:style-name="P50"/>
      <text:p text:style-name="P51">#define in_Analog 0x00</text:p>
      <text:p text:style-name="P52">#define out_Ppull 0x01</text:p>
      <text:p text:style-name="P53">#define out_OD 0x05</text:p>
      <text:p text:style-name="P54">#define altOut_Ppull 0x09</text:p>
      <text:p text:style-name="P55">#define altOut_OD 0x13</text:p>
      <text:p text:style-name="P56"/>
      <text:p text:style-name="P57">// Les entiers ci-dessus sont la<text:s/>conversion en décimal des nombres</text:p>
      <text:p text:style-name="P58">// binaires affectés aux registres : CNF1, CNF0, MODE1, MODE0.</text:p>
      <text:soft-page-break/>
      <text:p text:style-name="P59">// Ces nombres identifient les modes de configuration du GPIO.</text:p>
      <text:p text:style-name="P60"/>
      <text:p text:style-name="P61">void ourGPIO_Init( ourGPIO_struct * GPIOStructPtr);</text:p>
      <text:p text:style-name="P62">// Initialisation d'un GPIO donné</text:p>
      <text:p text:style-name="P63"/>
      <text:p text:style-name="P64">int ourGPIO_Read( ourGPIO_struct * GPIO, char GPIO_pin );</text:p>
      <text:p text:style-name="P65">// Indication de l'état d'un pin donné d'un GPIO donné</text:p>
      <text:p text:style-name="P66">// La fonction retourne 1 si le pin spécifié est à l'état haut, sinon elle retourne 0</text:p>
      <text:p text:style-name="P67"/>
      <text:p text:style-name="P68">void ourGPIO_Set(ourGPIO_struct * GPIO, char GPIO_pin);</text:p>
      <text:p text:style-name="P69">// Configuration du registre ODR pour le pin donné (cf. Tableau 20)</text:p>
      <text:p text:style-name="P70"/>
      <text:p text:style-name="P71">void ourGPIO_Reset(ourGPIO_struct * GPIO, char GPIO_pin);</text:p>
      <text:p text:style-name="P72">// Réinitialisation du bit du registre ODR correspondant au pin donné (cf. Tableau 20)</text:p>
      <text:p text:style-name="P73"/>
      <text:p text:style-name="P74">void<text:s/>ourGPIO_Toggle(ourGPIO_struct * GPIO, char GPIO_pin);</text:p>
      <text:p text:style-name="P75">// Inversion du bit du registre ODR correspondant au pin donné (cf. Tableau 20)</text:p>
      <text:p text:style-name="P76"/>
      <text:p text:style-name="P77">Module TIMER</text:p>
      <text:p text:style-name="P78"/>
      <text:p text:style-name="P79">typedef struct {</text:p>
      <text:p text:style-name="P80"><text:span text:style-name="T81"><text:tab/>TIM_TypeDef * Timer;<text:s/></text:span><text:span text:style-name="T82">// TIM1 à TIM4</text:span></text:p>
      <text:p text:style-name="P83"><text:tab/>unsigned short ARR;</text:p>
      <text:p text:style-name="P84"><text:tab/>unsigned short PSC;</text:p>
      <text:p text:style-name="P85">}<text:s/>MyTimer_Struct_TypeDef;</text:p>
      <text:p text:style-name="P86">// Structure contenant un Timer et les valeurs entières respectives que l'on affecte aux registres ARR et PSC</text:p>
      <text:p text:style-name="P87"/>
      <text:p text:style-name="P88">void MyTimer_Base_Init(MyTimer_Struct_TypeDef * TimIN);</text:p>
      <text:p text:style-name="P89">// Initialisation d'un Timer donné</text:p>
      <text:p text:style-name="P90"/>
      <text:p text:style-name="P91">void MyTimer_ActiveIT ( TIM_TypeDef * Timer, char Prio, void ( * IT_function ) (void));</text:p>
      <text:p text:style-name="P92">// Activation d'une interruption</text:p>
      <text:p text:style-name="P93">// La fonction MyTimer_Base_Init doit avoir été lancée avant de configurer une interruption</text:p>
      <text:p text:style-name="P94">// Paramètres : - TIM_TypeDef * Timer : Timer concerné</text:p>
      <text:p text:style-name="P95">//<text:tab/><text:tab/><text:tab/><text:tab/><text:tab/><text:tab/><text:tab/>- char Prio : Priorité allant de 0 à 15 (0 étant la plus grande priorité)</text:p>
      <text:p text:style-name="P96"/>
      <text:p text:style-name="P97">#define MyTimer_Base_Start(Timer) Timer-&gt;CR1 |= TIM_CR1_CEN</text:p>
      <text:p text:style-name="P98">#define MyTimer_Base_Stop(Timer) Timer-&gt;CR1 &amp;= ~(TIM_CR1_CEN)</text:p>
      <text:p text:style-name="P99">// Macros permettant de démarrer ou d'arrêter un Timer donné</text:p>
      <text:p text:style-name="P100"/>
      <text:p text:style-name="P101">void<text:s/>MyTimer_PWM_Init_Channel(TIM_TypeDef * Timer, char Channel);</text:p>
      <text:p text:style-name="P102">// Lancement d'une PWM sur un canal particulier d'un Timer donné</text:p>
      <text:p text:style-name="P103">// Paramètres : - TIM_TypeDef * Timer : Timer concerné</text:p>
      <text:p text:style-name="P104"><text:span text:style-name="T105">// <text:s text:c="13"/>- char Prio : Priorité allant de 0 à 15 (0 étant la<text:s/></text:span><text:span text:style-name="T106">plus grande priorité)</text:span></text:p>
      <text:p text:style-name="P107"/>
      <text:p text:style-name="P108">void MyTimer_PWM_Set_Rapport_Cyclique(TIM_TypeDef * Timer, char Channel, double Rapport_Cyclique);</text:p>
      <text:p text:style-name="P109">// Affectation d'un rapport cyclique à une PWM d'un canal particulier d'un Timer donné</text:p>
      <text:p text:style-name="P110"/>
      <text:p text:style-name="P111">Module ADC</text:p>
      <text:p text:style-name="P112"/>
      <text:p text:style-name="P113">typedef struct{</text:p>
      <text:p text:style-name="P114"><text:tab/>ADC_TypeDef * ADC;</text:p>
      <text:p text:style-name="P115"><text:span text:style-name="T116"><text:tab/></text:span><text:span text:style-name="T117">char ADC_channel;<text:s/></text:span><text:span text:style-name="T118">// Numéro de 0 à 17</text:span></text:p>
      <text:p text:style-name="P119"><text:span text:style-name="T120"><text:tab/></text:span><text:span text:style-name="T121">char ADC_conf;</text:span></text:p>
      <text:p text:style-name="P122">} ourADC_struct;</text:p>
      <text:p text:style-name="P123"/>
      <text:p text:style-name="P124">#define c1cycle5 0x00</text:p>
      <text:soft-page-break/>
      <text:p text:style-name="P125">#define c7cycles5 0x01</text:p>
      <text:p text:style-name="P126">#define c13cycles5 0x02</text:p>
      <text:p text:style-name="P127">#define c28cycles5 0x03</text:p>
      <text:p text:style-name="P128">#define c41cycles5 0x04</text:p>
      <text:p text:style-name="P129">#define c55cycles5 0x05</text:p>
      <text:p text:style-name="P130">#define c71cycles5 0x06</text:p>
      <text:p text:style-name="P131">#define c239cycles5 0x07</text:p>
      <text:p text:style-name="P132"/>
      <text:p text:style-name="P133">void ourADC_Init(ourADC_struct * ADCStructPtr);</text:p>
      <text:p text:style-name="P134">void ourADC_Start(ourADC_struct * ADCStructPtr);</text:p>
      <text:p text:style-name="P135">uint16_t ourADC_Read(ourADC_struct * ADCStructPtr);</text:p>
      <text:p text:style-name="P136"/>
      <text:p text:style-name="P137">Module UART</text:p>
      <text:p text:style-name="P138"/>
      <text:p text:style-name="P139">void MyUART_Init(USART_TypeDef * UART, unsigned int debit, int<text:s/>frequence_horloge);</text:p>
      <text:p text:style-name="P140">// Débit (Baud Rate) : vitesse de transmission des données (en bits/symboles par seconde ou "Bauds")</text:p>
      <text:p text:style-name="P141">// Fréquence de l'horloge de l'UART : vitesse de fonctionnement de l'UART, nombre de cycles par seconde (en Hz)</text:p>
      <text:p text:style-name="P142">// Ici F = 72MHz</text:p>
      <text:p text:style-name="P143"/>
      <text:p text:style-name="P144">void MyUART_Transmit(USART_TypeDef * UART, char data);</text:p>
      <text:p text:style-name="P145">char MyUART_Receive(USART_TypeDef * UART);</text:p>
      <text:p text:style-name="P146">void MyUART_ActiveIT(USART_TypeDef * UART, void ( * IT_function ) (void));</text:p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n Anglade</meta:initial-creator>
    <dc:creator>Aurelien Anglade</dc:creator>
    <meta:creation-date>2024-12-06T15:40:00Z</meta:creation-date>
    <dc:date>2024-12-18T14:39:00Z</dc:date>
    <meta:template xlink:href="Normal.dotm" xlink:type="simple"/>
    <meta:editing-cycles>13</meta:editing-cycles>
    <meta:editing-duration>PT2880S</meta:editing-duration>
    <meta:document-statistic meta:page-count="3" meta:paragraph-count="10" meta:word-count="824" meta:character-count="5347" meta:row-count="37" meta:non-whitespace-character-count="4533"/>
  </office:meta>
</office:document-meta>
</file>